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rsid="0008b049" officeooo:paragraph-rsid="0008b049"/>
    </style:style>
    <style:style style:name="P2" style:family="paragraph" style:parent-style-name="Standard">
      <style:paragraph-properties fo:line-height="200%"/>
      <style:text-properties officeooo:rsid="000c43e4" officeooo:paragraph-rsid="000c43e4"/>
    </style:style>
    <style:style style:name="P3" style:family="paragraph" style:parent-style-name="Standard" style:list-style-name="L1">
      <style:paragraph-properties fo:line-height="200%"/>
      <style:text-properties officeooo:rsid="000c43e4" officeooo:paragraph-rsid="000c43e4"/>
    </style:style>
    <style:style style:name="P4" style:family="paragraph" style:parent-style-name="Standard" style:list-style-name="L2">
      <style:paragraph-properties fo:line-height="200%"/>
      <style:text-properties officeooo:rsid="000c43e4" officeooo:paragraph-rsid="000c43e4"/>
    </style:style>
    <style:style style:name="P5" style:family="paragraph" style:parent-style-name="Standard" style:list-style-name="L3">
      <style:paragraph-properties fo:line-height="200%"/>
      <style:text-properties officeooo:rsid="000c43e4" officeooo:paragraph-rsid="000c43e4"/>
    </style:style>
    <style:style style:name="P6" style:family="paragraph" style:parent-style-name="Standard" style:list-style-name="L2">
      <style:paragraph-properties fo:line-height="200%"/>
      <style:text-properties officeooo:paragraph-rsid="000c43e4"/>
    </style:style>
    <style:style style:name="P7" style:family="paragraph" style:parent-style-name="Standard">
      <style:paragraph-properties fo:line-height="200%"/>
      <style:text-properties officeooo:rsid="000d2d54" officeooo:paragraph-rsid="000d2d54"/>
    </style:style>
    <style:style style:name="T1" style:family="text">
      <style:text-properties officeooo:rsid="000bb1f5"/>
    </style:style>
    <style:style style:name="T2" style:family="text">
      <style:text-properties fo:font-style="normal" officeooo:rsid="000bb1f5" style:font-style-asian="normal" style:font-style-complex="normal"/>
    </style:style>
    <style:style style:name="T3" style:family="text">
      <style:text-properties officeooo:rsid="000c43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sting</text:p>
      <text:p text:style-name="P1"/>
      <text:p text:style-name="P1">Testing was carried out in a number of ways and throughout the development of the application.</text:p>
      <text:p text:style-name="P1"/>
      <text:p text:style-name="P1">Functional Acceptance Testing (FAT)</text:p>
      <text:p text:style-name="P1">FAT was carried out as and when I felt I had a piece of functionality ready to release.</text:p>
      <text:p text:style-name="P1">FAT involved using the application in the manner as designed. It did not <text:span text:style-name="T1">in my case</text:span> mean extensive regression testing nor did <text:span text:style-name="T2">I</text:span> assess the resultant returned values based on a particular search result.</text:p>
      <text:p text:style-name="P2"/>
      <text:p text:style-name="P2">I drew up test plans based on my user stories with a pass fail for each story. The user stories and the scope changed throughout the course of the project, not unlike a real life project, however I stuck to the user stories which were still applicable and for the most part didnt formallytest until i knew the feature was funtioning correctly.</text:p>
      <text:p text:style-name="P2"/>
      <text:p text:style-name="P2">General testing of the infrastructure was stright forward, purchase a linode Virtual machine.</text:p>
      <text:list xml:id="list8955782447499727457" text:style-name="L1">
        <text:list-item>
          <text:p text:style-name="P3">Can I log onto my web control panel for new server? Yes / No</text:p>
        </text:list-item>
        <text:list-item>
          <text:p text:style-name="P3">Setting up of my Debian system. Did it complete successfully with no errors? Yes / No</text:p>
        </text:list-item>
        <text:list-item>
          <text:p text:style-name="P3">Setting up of new user accounts. Can I log in? Yes / No</text:p>
        </text:list-item>
        <text:list-item>
          <text:p text:style-name="P3">Setting up of Postgres. Can I make a new table? Yes / No</text:p>
        </text:list-item>
        <text:list-item>
          <text:p text:style-name="P3">Setting up of PostGIS. Can I query geom? Yes / No</text:p>
        </text:list-item>
        <text:list-item>
          <text:p text:style-name="P3">Importing data to database. Can I see the data? Yes / No</text:p>
        </text:list-item>
        <text:list-item>
          <text:p text:style-name="P3">Purchasing of a new domain name, setting DNS records to point at new server. Has DNS resolved? Yes / No</text:p>
        </text:list-item>
        <text:list-item>
          <text:p text:style-name="P3">Setting up of mail server on new server. Can I send / Receive mail? Yes / No</text:p>
        </text:list-item>
        <text:list-item>
          <text:p text:style-name="P3">Can I ssh onto new server? Yes / No</text:p>
        </text:list-item>
        <text:list-item>
          <text:p text:style-name="P3">Installed git on new server, performed a pull to new folder. Can I see files Yes / No</text:p>
        </text:list-item>
        <text:list-item>
          <text:p text:style-name="P3"><text:soft-page-break/>Set up and configured new node webserver. Can I see holding index.html page? Yes / No</text:p>
        </text:list-item>
        <text:list-item>
          <text:p text:style-name="P3">Set up and configuration of feature server. Tested following majority of software developement. Does it serve web features? Yes / No </text:p>
        </text:list-item>
        <text:list-item>
          <text:p text:style-name="P3">Locking down of access to new server. Can I ssh in as root? No / Yes</text:p>
        </text:list-item>
      </text:list>
      <text:p text:style-name="P2"/>
      <text:p text:style-name="P2">The testing of the software was carried out continually on my local developement environment</text:p>
      <text:p text:style-name="P2">My laptop. I ran a local copy of all elements. When I had passed all of the tests locally, I pushed to the git repository and ssh'd onto the server and pulled from the repository.</text:p>
      <text:p text:style-name="P2">I then tested the software in a live environment (albeit staging)</text:p>
      <text:p text:style-name="P2">I carried out multiple browser tests on:</text:p>
      <text:list xml:id="list521535844404850320" text:style-name="L2">
        <text:list-item>
          <text:p text:style-name="P6"><text:span text:style-name="T3">Windows 10 (Chrome, Firefox, Edge)</text:span></text:p>
        </text:list-item>
        <text:list-item>
          <text:p text:style-name="P6"><text:span text:style-name="T3">Windows 7 (Chrome, Firefox)</text:span></text:p>
        </text:list-item>
        <text:list-item>
          <text:p text:style-name="P6"><text:span text:style-name="T3">Windows XP using Virtualbox (Chrome, Firefox)</text:span></text:p>
        </text:list-item>
        <text:list-item>
          <text:p text:style-name="P4">Osx (Safari , Firefox)</text:p>
        </text:list-item>
      </text:list>
      <text:p text:style-name="P2">on mobile devices (with mixed successs throughout)</text:p>
      <text:list xml:id="list642761550342849079" text:style-name="L3">
        <text:list-item>
          <text:p text:style-name="P5">Apple iphone 4, 4s, 5, 5s (using safari &amp; Chrome) (on latest possible iOS dstributions)</text:p>
        </text:list-item>
        <text:list-item>
          <text:p text:style-name="P5">Samsung Galaxy 6 (using default broswer)</text:p>
        </text:list-item>
        <text:list-item>
          <text:p text:style-name="P5">Apple ipad mini2, ipad3 (with safari &amp; chrome)(on latest possible iOS dstributions)</text:p>
        </text:list-item>
      </text:list>
      <text:p text:style-name="P2">User Acceptance Testing was carried out by walking around Dublin and testing routing on the database, using my handsets location as the starting point and selecting a shop as my destination.</text:p>
      <text:p text:style-name="P2">Reassurance that the route determined by the software was correct was carried out by routing from the same origin to the same destination using googles own mapping and routing software on the same handsets.</text:p>
      <text:p text:style-name="P7">I carried out some gremlin.js / monkey testing of the site itself for reliability, the site held up well and passed. This was not carried out extensively nor did I load the server with multiple users. For a live system, further load testing should be carried out.</text:p>
      <text:p text:style-name="P2"><text:soft-page-break/></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3M39S</meta:editing-duration>
    <meta:editing-cycles>6</meta:editing-cycles>
    <meta:generator>LibreOffice/4.4.6.3$Windows_x86 LibreOffice_project/e8938fd3328e95dcf59dd64e7facd2c7d67c704d</meta:generator>
    <dc:date>2016-01-02T03:29:55.117000000</dc:date>
    <meta:document-statistic meta:table-count="0" meta:image-count="0" meta:object-count="0" meta:page-count="3" meta:paragraph-count="35" meta:word-count="603" meta:character-count="3252" meta:non-whitespace-character-count="2703"/>
    <meta:user-defined meta:name="Info 1"/>
    <meta:user-defined meta:name="Info 2"/>
    <meta:user-defined meta:name="Info 3"/>
    <meta:user-defined meta:name="Info 4"/>
  </office:meta>
</office:document-meta>
</file>